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font-name="Verdana1"/>
    </style:style>
    <style:style style:name="T2" style:family="text">
      <style:text-properties style:font-name="Verdana1" fo:font-weight="bold"/>
    </style:style>
    <style:style style:name="T3" style:family="text">
      <style:text-properties style:font-name="Verdana1" style:text-underline-style="solid" style:text-underline-width="auto" style:text-underline-color="font-color"/>
    </style:style>
    <style:style style:name="T4" style:family="text">
      <style:text-properties style:font-name="Verdana1" style:text-underline-style="solid" style:text-underline-width="auto" style:text-underline-color="font-color" fo:font-weight="bold"/>
    </style:style>
    <style:style style:name="T5" style:family="text">
      <style:text-properties style:font-name="Verdana1" fo:font-size="24pt"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66" style:font-name="Verdana1"/>
    </style:style>
    <style:style style:name="T8" style:family="text">
      <style:text-properties style:text-underline-style="solid" style:text-underline-width="auto" style:text-underline-color="font-color" fo:font-weight="bold"/>
    </style:style>
    <style:style style:name="T9" style:family="text">
      <style:text-properties fo:color="#000080" style:font-name="Verdan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occoli Salad</text:p>
      <text:p text:style-name="Standard"/>
      <text:p text:style-name="Standard">1 large bunch of broccoli, include some of the stems</text:p>
      <text:p text:style-name="Standard">¼ cup finely chopped sweet onion</text:p>
      <text:p text:style-name="Standard">½ cup raisins</text:p>
      <text:p text:style-name="Standard">½ cup sliced mushrooms</text:p>
      <text:p text:style-name="Standard">1 cup sunflower seeds</text:p>
      <text:p text:style-name="Standard"/>
      <text:p text:style-name="Standard">Dressing:</text:p>
      <text:p text:style-name="Standard">1 cup mayonnaise</text:p>
      <text:p text:style-name="Standard">¼ cup cane juice crystals</text:p>
      <text:p text:style-name="Standard">2 T apple cider vinegar</text:p>
      <text:p text:style-name="Standard"/>
      <text:p text:style-name="Standard">Chop broccoli into small pieces. Add remaining ingredients, set aside. Mix salad dressing ingredients in a separate bowl. Add them to broccoli mixture and stir. Refrigerate for a bit before serving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6T17:59:08.21</meta:creation-date>
    <dc:date>2017-05-06T18:48:10.09</dc:date>
    <dc:creator>Crystal Miller</dc:creator>
    <meta:editing-duration>PT1M25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1" meta:word-count="74" meta:character-count="424"/>
  </office:meta>
</office:document-meta>
</file>